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467886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467886"/>
    </style:style>
    <style:style style:name="T1" style:family="text">
      <style:text-properties fo:color="#000000" loext:opacity="100%" style:font-name="Aptos" fo:font-size="10pt" fo:font-weight="normal" style:font-name-asian="Aptos" style:font-size-asian="10pt" style:font-weight-asian="normal" style:font-name-complex="Aptos" style:font-size-complex="10pt" style:font-weight-complex="normal"/>
    </style:style>
    <style:style style:name="T2" style:family="text">
      <style:text-properties fo:color="#000000" loext:opacity="100%" style:font-name="Aptos" fo:font-size="10pt" fo:font-weight="bold" style:font-name-asian="Aptos" style:font-size-asian="10pt" style:font-weight-asian="bold" style:font-name-complex="Aptos" style:font-size-complex="10pt" style:font-weight-complex="bold"/>
    </style:style>
    <style:style style:name="T3" style:family="text">
      <style:text-properties fo:color="#000000" loext:opacity="100%" style:font-name="Aptos" fo:font-size="9pt" fo:font-weight="normal" style:font-name-asian="Aptos" style:font-size-asian="9pt" style:font-weight-asian="normal" style:font-name-complex="Aptos" style:font-size-complex="9pt" style:font-weight-complex="normal"/>
    </style:style>
    <style:style style:name="T4" style:family="text">
      <style:text-properties fo:color="#000000" loext:opacity="100%" style:font-name="Aptos" fo:font-size="9pt" fo:font-weight="bold" style:font-name-asian="Aptos" style:font-size-asian="9pt" style:font-weight-asian="bold" style:font-name-complex="Aptos" style:font-size-complex="9pt" style:font-weight-complex="bold"/>
    </style:style>
    <style:style style:name="T5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" style:family="text">
      <style:text-properties fo:color="#000000" loext:opacity="100%" style:font-name="Aptos" fo:font-size="10pt" fo:font-style="italic" fo:font-weight="bold" style:font-name-asian="Aptos" style:font-size-asian="10pt" style:font-style-asian="italic" style:font-weight-asian="bold" style:font-name-complex="Aptos" style:font-size-complex="10pt" style:font-style-complex="italic" style:font-weight-complex="bold"/>
    </style:style>
    <style:style style:name="T7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8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style:font-name="Consolas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0" style:family="text">
      <style:text-properties fo:color="#467886" loext:opacity="100%" style:font-name="Aptos" fo:font-size="10pt" fo:font-weight="normal" style:font-name-asian="Aptos" style:font-size-asian="10pt" style:font-weight-asian="normal" style:font-name-complex="Apto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27cm" svg:height="0.496cm" svg:x="2.541cm" svg:y="2.549cm">
          <draw:text-box>
            <text:p text:style-name="P1"><text:span text:style-name="T1">DKW PERMISSIVE</text:span><text:span text:style-name="T2">-4</text:span><text:span text:style-name="T2">.0 </text:span><text:span text:style-name="T1">SHIELD </text:span></text:p>
          </draw:text-box>
        </draw:frame>
        <draw:frame draw:style-name="gr1" draw:text-style-name="P2" draw:layer="layout" svg:width="7.891cm" svg:height="0.412cm" svg:x="2.541cm" svg:y="3.334cm">
          <draw:text-box>
            <text:p text:style-name="P1"><text:span text:style-name="T1">© [Copyright Holders], [Time range or year].</text:span></text:p>
          </draw:text-box>
        </draw:frame>
        <draw:frame draw:style-name="gr2" draw:text-style-name="P3" draw:layer="layout" svg:width="0.317cm" svg:height="0.374cm" svg:x="9.105cm" svg:y="3.36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8.784cm" svg:height="0.412cm" svg:x="2.541cm" svg:y="4.119cm">
          <draw:text-box>
            <text:p text:style-name="P1"><text:span text:style-name="T1">Permission is granted, without the requirement of payment, to create projects based on this software and </text:span></text:p>
          </draw:text-box>
        </draw:frame>
        <draw:frame draw:style-name="gr1" draw:text-style-name="P2" draw:layer="layout" svg:width="12.181cm" svg:height="0.412cm" svg:x="2.541cm" svg:y="4.613cm">
          <draw:text-box>
            <text:p text:style-name="P1"><text:span text:style-name="T1">any documentation files around it under the following requirements: </text:span></text:p>
          </draw:text-box>
        </draw:frame>
        <draw:frame draw:style-name="gr1" draw:text-style-name="P2" draw:layer="layout" svg:width="6.326cm" svg:height="0.496cm" svg:x="2.541cm" svg:y="5.398cm">
          <draw:text-box>
            <text:p text:style-name="P1"><text:span text:style-name="T2">OWNERSHIP AND ATTRIBUTION.</text:span></text:p>
          </draw:text-box>
        </draw:frame>
        <draw:frame draw:style-name="gr2" draw:text-style-name="P3" draw:layer="layout" svg:width="0.317cm" svg:height="0.45cm" svg:x="7.738cm" svg:y="5.4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52cm" svg:height="0.412cm" svg:x="3.177cm" svg:y="6.183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6.1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8.151cm" svg:height="0.496cm" svg:x="3.812cm" svg:y="6.183cm">
          <draw:text-box>
            <text:p text:style-name="P1"><text:span text:style-name="T1">You </text:span><text:span text:style-name="T2">do not </text:span><text:span text:style-name="T1">claim that you made this software, but you may say you “forked” it. You </text:span><text:span text:style-name="T2">must </text:span><text:span text:style-name="T1">also clearly </text:span></text:p>
          </draw:text-box>
        </draw:frame>
        <draw:frame draw:style-name="gr1" draw:text-style-name="P2" draw:layer="layout" svg:width="9.083cm" svg:height="0.412cm" svg:x="3.812cm" svg:y="6.687cm">
          <draw:text-box>
            <text:p text:style-name="P1"><text:span text:style-name="T1">link to license you are following in the description.. </text:span></text:p>
          </draw:text-box>
        </draw:frame>
        <draw:frame draw:style-name="gr1" draw:text-style-name="P2" draw:layer="layout" svg:width="0.352cm" svg:height="0.412cm" svg:x="3.177cm" svg:y="7.181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7.18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79cm" svg:height="0.412cm" svg:x="3.812cm" svg:y="7.181cm">
          <draw:text-box>
            <text:p text:style-name="P1"><text:span text:style-name="T1">You provide a link to where you originally got the software if your platform allows it. If your platform </text:span></text:p>
          </draw:text-box>
        </draw:frame>
        <draw:frame draw:style-name="gr1" draw:text-style-name="P2" draw:layer="layout" svg:width="16.718cm" svg:height="0.412cm" svg:x="3.812cm" svg:y="7.684cm">
          <draw:text-box>
            <text:p text:style-name="P1"><text:span text:style-name="T1">does not allow links, you must put our name/surname, “[Copyright Holders]”, anywhere in the </text:span></text:p>
          </draw:text-box>
        </draw:frame>
        <draw:frame draw:style-name="gr1" draw:text-style-name="P2" draw:layer="layout" svg:width="2.179cm" svg:height="0.412cm" svg:x="3.812cm" svg:y="8.186cm">
          <draw:text-box>
            <text:p text:style-name="P1"><text:span text:style-name="T1">description. </text:span></text:p>
          </draw:text-box>
        </draw:frame>
        <draw:frame draw:style-name="gr1" draw:text-style-name="P2" draw:layer="layout" svg:width="5.311cm" svg:height="0.496cm" svg:x="2.541cm" svg:y="8.971cm">
          <draw:text-box>
            <text:p text:style-name="P1"><text:span text:style-name="T2">VIRUSES AND WARRANTY. </text:span></text:p>
          </draw:text-box>
        </draw:frame>
        <draw:polygon draw:style-name="gr3" draw:text-style-name="P4" draw:layer="layout" svg:width="15.353cm" svg:height="0.009cm" svg:x="2.54cm" svg:y="10.092cm" svg:viewBox="0 0 15354 10" draw:points="0,0 15354,0 15354,10 0,10">
          <text:p/>
        </draw:polygon>
        <draw:frame draw:style-name="gr1" draw:text-style-name="P2" draw:layer="layout" svg:width="16.815cm" svg:height="0.471cm" svg:x="2.541cm" svg:y="9.748cm">
          <draw:text-box>
            <text:p text:style-name="P1"><text:span text:style-name="T6">YOU MUST NOT USE ANY COPY OF OUR SOFTWARE OR IMPERSONATE US OR OUR CREATION TO </text:span></text:p>
          </draw:text-box>
        </draw:frame>
        <draw:polygon draw:style-name="gr3" draw:text-style-name="P4" draw:layer="layout" svg:width="7.739cm" svg:height="0.01cm" svg:x="2.54cm" svg:y="10.595cm" svg:viewBox="0 0 7740 11" draw:points="0,0 7740,0 7740,11 0,11">
          <text:p/>
        </draw:polygon>
        <draw:frame draw:style-name="gr1" draw:text-style-name="P2" draw:layer="layout" svg:width="8.667cm" svg:height="0.471cm" svg:x="2.541cm" svg:y="10.251cm">
          <draw:text-box>
            <text:p text:style-name="P1"><text:span text:style-name="T6">DISTRIBUTE VIRUSES! THIS IS VERY IMPORTANT! </text:span></text:p>
          </draw:text-box>
        </draw:frame>
        <draw:frame draw:style-name="gr1" draw:text-style-name="P2" draw:layer="layout" svg:width="11.945cm" svg:height="0.412cm" svg:x="2.541cm" svg:y="11.036cm">
          <draw:text-box>
            <text:p text:style-name="P1"><text:span text:style-name="T1">An example of a “Virus” includes but is not limited to software that:</text:span></text:p>
          </draw:text-box>
        </draw:frame>
        <draw:frame draw:style-name="gr2" draw:text-style-name="P3" draw:layer="layout" svg:width="0.317cm" svg:height="0.374cm" svg:x="12.679cm" svg:y="11.0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52cm" svg:height="0.412cm" svg:x="3.177cm" svg:y="11.821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11.82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047cm" svg:height="0.412cm" svg:x="3.812cm" svg:y="11.821cm">
          <draw:text-box>
            <text:p text:style-name="P1"><text:span text:style-name="T1">Modifies or Deletes software outside of this copy of the software. But Deletion or Modification of </text:span></text:p>
          </draw:text-box>
        </draw:frame>
        <draw:frame draw:style-name="gr1" draw:text-style-name="P2" draw:layer="layout" svg:width="10.216cm" svg:height="0.412cm" svg:x="3.812cm" svg:y="12.315cm">
          <draw:text-box>
            <text:p text:style-name="P1"><text:span text:style-name="T1">software created by this modification of the IP is allowed. </text:span></text:p>
          </draw:text-box>
        </draw:frame>
        <draw:frame draw:style-name="gr1" draw:text-style-name="P2" draw:layer="layout" svg:width="0.352cm" svg:height="0.412cm" svg:x="3.177cm" svg:y="12.818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12.82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38cm" svg:height="0.412cm" svg:x="3.812cm" svg:y="12.818cm">
          <draw:text-box>
            <text:p text:style-name="P1"><text:span text:style-name="T1">Collects data on usage without informing the user. A user is hereby defined as anyone that gets a </text:span></text:p>
          </draw:text-box>
        </draw:frame>
        <draw:frame draw:style-name="gr1" draw:text-style-name="P2" draw:layer="layout" svg:width="6.794cm" svg:height="0.412cm" svg:x="3.812cm" svg:y="13.321cm">
          <draw:text-box>
            <text:p text:style-name="P1"><text:span text:style-name="T1">copy of software without modifying it. </text:span></text:p>
          </draw:text-box>
        </draw:frame>
        <draw:frame draw:style-name="gr1" draw:text-style-name="P2" draw:layer="layout" svg:width="0.352cm" svg:height="0.412cm" svg:x="3.177cm" svg:y="13.823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13.83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726cm" svg:height="0.412cm" svg:x="3.812cm" svg:y="13.823cm">
          <draw:text-box>
            <text:p text:style-name="P1"><text:span text:style-name="T1">Collects passwords and/or emails from accounts. </text:span></text:p>
          </draw:text-box>
        </draw:frame>
        <draw:frame draw:style-name="gr1" draw:text-style-name="P2" draw:layer="layout" svg:width="0.352cm" svg:height="0.412cm" svg:x="3.177cm" svg:y="14.317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14.3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421cm" svg:height="0.412cm" svg:x="3.812cm" svg:y="14.317cm">
          <draw:text-box>
            <text:p text:style-name="P1"><text:span text:style-name="T1">Copies itself to other parts of the system. </text:span></text:p>
          </draw:text-box>
        </draw:frame>
        <draw:frame draw:style-name="gr1" draw:text-style-name="P2" draw:layer="layout" svg:width="0.352cm" svg:height="0.412cm" svg:x="3.177cm" svg:y="14.82cm">
          <draw:text-box>
            <text:p text:style-name="P1"><text:span text:style-name="T1">-</text:span></text:p>
          </draw:text-box>
        </draw:frame>
        <draw:frame draw:style-name="gr1" draw:text-style-name="P2" draw:layer="layout" svg:width="0.352cm" svg:height="0.395cm" svg:x="3.3cm" svg:y="14.82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7.159cm" svg:height="0.412cm" svg:x="3.812cm" svg:y="14.82cm">
          <draw:text-box>
            <text:p text:style-name="P1"><text:span text:style-name="T1">Copies itself to other computers in the network or otherwise does a Distributed Denial of Service </text:span></text:p>
          </draw:text-box>
        </draw:frame>
        <draw:frame draw:style-name="gr1" draw:text-style-name="P2" draw:layer="layout" svg:width="17.159cm" svg:height="0.412cm" svg:x="3.812cm" svg:y="15.324cm">
          <draw:text-box>
            <text:p text:style-name="P1"><text:span text:style-name="T1">(DDoS) attack to the network or a website. A DDoS attack is defined as an attack where multiple </text:span></text:p>
          </draw:text-box>
        </draw:frame>
        <draw:frame draw:style-name="gr1" draw:text-style-name="P2" draw:layer="layout" svg:width="9.732cm" svg:height="0.412cm" svg:x="3.812cm" svg:y="15.826cm">
          <draw:text-box>
            <text:p text:style-name="P1"><text:span text:style-name="T1">computers spam a server with requests automatically. </text:span></text:p>
          </draw:text-box>
        </draw:frame>
        <draw:frame draw:style-name="gr4" draw:text-style-name="P5" draw:layer="layout" svg:width="0.422cm" svg:height="0.497cm" svg:x="3.177cm" svg:y="16.325cm">
          <draw:text-box>
            <text:p text:style-name="P1"><text:span text:style-name="T7">-</text:span></text:p>
          </draw:text-box>
        </draw:frame>
        <draw:frame draw:style-name="gr4" draw:text-style-name="P5" draw:layer="layout" svg:width="0.422cm" svg:height="0.475cm" svg:x="3.318cm" svg:y="16.33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3.356cm" svg:height="0.412cm" svg:x="3.812cm" svg:y="16.391cm">
          <draw:text-box>
            <text:p text:style-name="P1"><text:span text:style-name="T1">Pretends to be non-virus software, but does any of the things shown above.</text:span></text:p>
          </draw:text-box>
        </draw:frame>
        <draw:frame draw:style-name="gr4" draw:text-style-name="P5" draw:layer="layout" svg:width="0.422cm" svg:height="0.424cm" svg:x="15.158cm" svg:y="16.40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9.269cm" svg:height="0.496cm" svg:x="2.541cm" svg:y="17.176cm">
          <draw:text-box>
            <text:p text:style-name="P1"><text:span text:style-name="T2">The software is provided "as is", without warranty of any kind, express or implied, including but not </text:span></text:p>
          </draw:text-box>
        </draw:frame>
        <draw:frame draw:style-name="gr1" draw:text-style-name="P2" draw:layer="layout" svg:width="19.972cm" svg:height="0.496cm" svg:x="2.541cm" svg:y="17.678cm">
          <draw:text-box>
            <text:p text:style-name="P1"><text:span text:style-name="T2">limited to the warranties of merchantability, fitness for a particular purpose and noninfringement. In no </text:span></text:p>
          </draw:text-box>
        </draw:frame>
        <draw:frame draw:style-name="gr1" draw:text-style-name="P2" draw:layer="layout" svg:width="19.874cm" svg:height="0.496cm" svg:x="2.541cm" svg:y="18.173cm">
          <draw:text-box>
            <text:p text:style-name="P1"><text:span text:style-name="T2">event shall the authors or copyright holders be liable for any claim, damages or other liability, whether </text:span></text:p>
          </draw:text-box>
        </draw:frame>
        <draw:frame draw:style-name="gr1" draw:text-style-name="P2" draw:layer="layout" svg:width="19.991cm" svg:height="0.496cm" svg:x="2.541cm" svg:y="18.676cm">
          <draw:text-box>
            <text:p text:style-name="P1"><text:span text:style-name="T2">in an action of contract, tort or otherwise, arising from, out of or in connection with the software or the </text:span></text:p>
          </draw:text-box>
        </draw:frame>
        <draw:frame draw:style-name="gr1" draw:text-style-name="P2" draw:layer="layout" svg:width="7.322cm" svg:height="0.496cm" svg:x="2.541cm" svg:y="19.178cm">
          <draw:text-box>
            <text:p text:style-name="P1"><text:span text:style-name="T2">use or other dealings in the software. </text:span></text:p>
          </draw:text-box>
        </draw:frame>
        <draw:frame draw:style-name="gr1" draw:text-style-name="P2" draw:layer="layout" svg:width="18.283cm" svg:height="0.412cm" svg:x="2.541cm" svg:y="19.963cm">
          <draw:text-box>
            <text:p text:style-name="P1"><text:span text:style-name="T1">We, the creators, reserve the right to change the license at any time without prior notice. If we do this, </text:span></text:p>
          </draw:text-box>
        </draw:frame>
        <draw:frame draw:style-name="gr1" draw:text-style-name="P2" draw:layer="layout" svg:width="19.517cm" svg:height="0.496cm" svg:x="2.541cm" svg:y="20.457cm">
          <draw:text-box>
            <text:p text:style-name="P1"><text:span text:style-name="T1">changes </text:span><text:span text:style-name="T2">DO NOT </text:span><text:span text:style-name="T1">take effect for any projects made before the change of license, and you reserve the right to </text:span></text:p>
          </draw:text-box>
        </draw:frame>
        <draw:frame draw:style-name="gr1" draw:text-style-name="P2" draw:layer="layout" svg:width="19.516cm" svg:height="0.496cm" svg:x="2.541cm" svg:y="20.961cm">
          <draw:text-box>
            <text:p text:style-name="P1"><text:span text:style-name="T1">update your copy of the project </text:span><text:span text:style-name="T2">on your own</text:span><text:span text:style-name="T1">. If the license is changed, if you update your copy of the project </text:span></text:p>
          </draw:text-box>
        </draw:frame>
        <draw:frame draw:style-name="gr1" draw:text-style-name="P2" draw:layer="layout" svg:width="14.53cm" svg:height="0.496cm" svg:x="2.541cm" svg:y="21.464cm">
          <draw:text-box>
            <text:p text:style-name="P1"><text:span text:style-name="T1">to use all the software from </text:span><text:span text:style-name="T2">our </text:span><text:span text:style-name="T1">version, </text:span><text:span text:style-name="T2">then </text:span><text:span text:style-name="T1">you have to follow the new license. </text:span></text:p>
          </draw:text-box>
        </draw:frame>
        <draw:frame draw:style-name="gr1" draw:text-style-name="P2" draw:layer="layout" svg:width="12.532cm" svg:height="0.471cm" svg:x="2.541cm" svg:y="22.249cm">
          <draw:text-box>
            <text:p text:style-name="P1"><text:span text:style-name="T1">If any later version of DKW PERMISSIVE exists on this </text:span><text:span text:style-name="T6">exact </text:span><text:span text:style-name="T1">repository: </text:span></text:p>
          </draw:text-box>
        </draw:frame>
        <draw:polygon draw:style-name="gr5" draw:text-style-name="P6" draw:layer="layout" svg:width="7.606cm" svg:height="0.009cm" svg:x="2.54cm" svg:y="23.087cm" svg:viewBox="0 0 7607 10" draw:points="0,0 7607,0 7607,10 0,10">
          <text:p/>
        </draw:polygon>
        <draw:frame draw:style-name="gr1" draw:text-style-name="P2" draw:layer="layout" svg:width="19.116cm" svg:height="0.412cm" svg:x="2.541cm" svg:y="22.743cm">
          <draw:text-box>
            <text:p text:style-name="P1"><text:span text:style-name="T10">https://github.com/Darkwing14/Custom-Licenses</text:span><text:span text:style-name="T1">. You may use it. Any “later” version of DKW PERMISSIVE is </text:span></text:p>
          </draw:text-box>
        </draw:frame>
        <draw:frame draw:style-name="gr1" draw:text-style-name="P2" draw:layer="layout" svg:width="19.124cm" svg:height="0.412cm" svg:x="2.541cm" svg:y="23.245cm">
          <draw:text-box>
            <text:p text:style-name="P1"><text:span text:style-name="T1">defined as anything in the repository that starts with “DKW PERMISSIVE-” and contains a version number at </text:span></text:p>
          </draw:text-box>
        </draw:frame>
        <draw:frame draw:style-name="gr1" draw:text-style-name="P2" draw:layer="layout" svg:width="20.153cm" svg:height="2.056cm" svg:x="2.541cm" svg:y="23.749cm">
          <draw:text-box>
            <text:p text:style-name="P1"><text:span text:style-name="T1">the top larger than the version number of this copy. The version number of this copy can be seen at the top. </text:span></text:p>
            <text:p text:style-name="P1"><text:span text:style-name="T1"/></text:p>
            <text:p text:style-name="P1"><text:span text:style-name="T1">[Copyright Holders] should be replaced with the actual authors' names if you are forking or modifying this license.</text:span></text:p>
            <text:p text:style-name="P1"><text:span text:style-name="T1"/></text:p>
            <text:p text:style-name="P1"><text:span text:style-name="T1">Summary: You can use this for free, just don’t lie about making it, and DEFINITELY don’t use it for malwar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rial" svg:font-family="Arial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14T19:08:06.989883300</dc:date>
    <meta:editing-duration>PT5M24S</meta:editing-duration>
    <meta:editing-cycles>1</meta:editing-cycles>
    <meta:document-statistic meta:object-count="60"/>
    <meta:generator>LibreOffice/25.2.3.2$Windows_X86_64 LibreOffice_project/bbb074479178df812d175f709636b368952c2ce3</meta:generator>
  </office:meta>
</office:document-meta>
</file>